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language="et" fo:country="E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02cm solid #000000"/>
      <style:text-properties fo:font-weight="bold"/>
    </style:style>
    <style:style style:name="ce7" style:family="table-cell" style:parent-style-name="Default" style:data-style-name="N110"/>
    <style:style style:name="ce8" style:family="table-cell" style:parent-style-name="Default" style:data-style-name="N1"/>
    <style:style style:name="ce9" style:family="table-cell" style:parent-style-name="Default" style:data-style-name="N10"/>
    <style:style style:name="ce10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788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ce7"/>
        <table:table-column table:style-name="co3" table:number-columns-repeated="2" table:default-cell-style-name="ce8"/>
        <table:table-column table:style-name="co3" table:default-cell-style-name="Default"/>
        <table:table-column table:style-name="co3" table:default-cell-style-name="ce8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6" office:value-type="string">
            <text:p>Homework expected</text:p>
          </table:table-cell>
          <table:table-cell table:style-name="ce6" office:value-type="string">
            <text:p>Homework ready</text:p>
          </table:table-cell>
          <table:table-cell table:style-name="ce6" office:value-type="string">
            <text:p>Homework points</text:p>
          </table:table-cell>
          <table:table-cell table:style-name="ce6" office:value-type="string">
            <text:p>Exam points</text:p>
          </table:table-cell>
          <table:table-cell table:style-name="ce6" office:value-type="string">
            <text:p>Bonus</text:p>
          </table:table-cell>
          <table:table-cell table:style-name="ce6" office:value-type="string">
            <text:p>Total points</text:p>
          </table:table-cell>
          <table:table-cell table:style-name="ce6" office:value-type="string">
            <text:p>Final Mark (preliminary)</text:p>
          </table:table-cell>
        </table:table-row>
        <table:table-row table:style-name="ro2">
          <table:table-cell office:value-type="string">
            <text:p>073862</text:p>
          </table:table-cell>
          <table:table-cell office:value-type="string">
            <text:p>Peeter Tomberg</text:p>
          </table:table-cell>
          <table:table-cell office:value-type="date" office:date-value="2010-05-25">
            <text:p>25.05.2010</text:p>
          </table:table-cell>
          <table:table-cell office:value-type="date" office:date-value="2010-05-18">
            <text:p>18.05.2010</text:p>
          </table:table-cell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]+[.F2]+[.G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3857</text:p>
          </table:table-cell>
          <table:table-cell office:value-type="string">
            <text:p>Joonas Vali</text:p>
          </table:table-cell>
          <table:table-cell office:value-type="date" office:date-value="2010-05-25">
            <text:p>25.05.2010</text:p>
          </table:table-cell>
          <table:table-cell/>
          <table:table-cell table:formula="of:=homework_totals" office:value-type="float" office:value="0">
            <text:p>0</text:p>
          </table:table-cell>
          <table:table-cell/>
          <table:table-cell office:value-type="float" office:value="10">
            <office:annotation draw:style-name="gr1" draw:text-style-name="P1" svg:width="2.899cm" svg:height="0.596cm" svg:x="17.345cm" svg:y="0cm" draw:caption-point-x="-0.61cm" draw:caption-point-y="1.377cm">
              <dc:date>2010-05-22T00:00:00</dc:date>
              <text:p text:style-name="P1">robocode</text:p>
            </office:annotation>
            <text:p>10</text:p>
          </table:table-cell>
          <table:table-cell table:formula="of:=[.E3]+[.F3]+[.G3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092859</text:p>
          </table:table-cell>
          <table:table-cell office:value-type="string">
            <text:p>Konstantin Shibin</text:p>
          </table:table-cell>
          <table:table-cell office:value-type="date" office:date-value="2010-05-25">
            <text:p>25.05.2010</text:p>
          </table:table-cell>
          <table:table-cell/>
          <table:table-cell table:formula="of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1" svg:width="2.899cm" svg:height="0.596cm" svg:x="17.345cm" svg:y="0.316cm" draw:caption-point-x="-0.61cm" draw:caption-point-y="1.511cm">
              <dc:date>2010-05-22T00:00:00</dc:date>
              <text:p text:style-name="P1">robocode</text:p>
            </office:annotation>
            <text:p>5</text:p>
          </table:table-cell>
          <table:table-cell table:formula="of:=[.E4]+[.F4]+[.G4]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92875</text:p>
          </table:table-cell>
          <table:table-cell office:value-type="string">
            <text:p>Mihhail Arhipov</text:p>
          </table:table-cell>
          <table:table-cell office:value-type="date" office:date-value="2010-05-25">
            <text:p>25.05.2010</text:p>
          </table:table-cell>
          <table:table-cell office:value-type="date" office:date-value="2010-05-21">
            <text:p>21.05.2010</text:p>
          </table:table-cell>
          <table:table-cell table:formula="of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1" svg:width="2.899cm" svg:height="0.991cm" svg:x="17.345cm" svg:y="0.765cm" draw:caption-point-x="-0.61cm" draw:caption-point-y="1.511cm">
              <dc:date>2010-05-22T00:00:00</dc:date>
              <text:p text:style-name="P1">robocode</text:p>
              <text:p text:style-name="P1">codejam</text:p>
            </office:annotation>
            <text:p>5</text:p>
          </table:table-cell>
          <table:table-cell table:formula="of:=[.E5]+[.F5]+[.G5]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50720</text:p>
          </table:table-cell>
          <table:table-cell office:value-type="string">
            <text:p>Marek Pärnaste</text:p>
          </table:table-cell>
          <table:table-cell office:value-type="date" office:date-value="2010-05-25">
            <text:p>25.05.2010</text:p>
          </table:table-cell>
          <table:table-cell office:value-type="date" office:date-value="2010-05-22">
            <text:p>22.05.2010</text:p>
          </table:table-cell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6]+[.F6]+[.G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3639</text:p>
          </table:table-cell>
          <table:table-cell office:value-type="string">
            <text:p>Kirill Strelkov</text:p>
          </table:table-cell>
          <table:table-cell office:value-type="date" office:date-value="2010-05-25">
            <text:p>25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51</text:p>
          </table:table-cell>
          <table:table-cell office:value-type="string">
            <text:p>Lauri Kirikal</text:p>
          </table:table-cell>
          <table:table-cell office:value-type="date" office:date-value="2010-05-31">
            <text:p>3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8]+[.F8]+[.G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58</text:p>
          </table:table-cell>
          <table:table-cell office:value-type="string">
            <text:p>Dmitri Derkats</text:p>
          </table:table-cell>
          <table:table-cell office:value-type="date" office:date-value="2010-05-25">
            <text:p>25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74</text:p>
          </table:table-cell>
          <table:table-cell office:value-type="string">
            <text:p>Aleksandr Gladki</text:p>
          </table:table-cell>
          <table:table-cell office:value-type="date" office:date-value="2010-05-25">
            <text:p>25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0]+[.F10]+[.G1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50731</text:p>
          </table:table-cell>
          <table:table-cell office:value-type="string">
            <text:p>Raigo Tingas</text:p>
          </table:table-cell>
          <table:table-cell office:value-type="date" office:date-value="2010-05-25">
            <text:p>25.05.2010</text:p>
          </table:table-cell>
          <table:table-cell/>
          <table:table-cell table:formula="of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1" svg:width="2.899cm" svg:height="0.596cm" svg:x="17.345cm" svg:y="3.465cm" draw:caption-point-x="-0.61cm" draw:caption-point-y="1.511cm">
              <dc:date>2010-05-22T00:00:00</dc:date>
              <text:p text:style-name="P1">robocode</text:p>
            </office:annotation>
            <text:p>5</text:p>
          </table:table-cell>
          <table:table-cell table:formula="of:=[.E11]+[.F11]+[.G11]"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050724</text:p>
          </table:table-cell>
          <table:table-cell office:value-type="string">
            <text:p>Siim Somelar</text:p>
          </table:table-cell>
          <table:table-cell office:value-type="date" office:date-value="2010-05-25">
            <text:p>25.05.2010</text:p>
          </table:table-cell>
          <table:table-cell office:value-type="date" office:date-value="2010-05-21">
            <text:p>21.05.2010</text:p>
          </table:table-cell>
          <table:table-cell table:formula="of:=homework_totals" office:value-type="float" office:value="0">
            <text:p>0</text:p>
          </table:table-cell>
          <table:table-cell/>
          <table:table-cell office:value-type="float" office:value="10">
            <office:annotation draw:style-name="gr1" draw:text-style-name="P1" svg:width="2.899cm" svg:height="0.596cm" svg:x="17.345cm" svg:y="3.914cm" draw:caption-point-x="-0.61cm" draw:caption-point-y="1.511cm">
              <dc:date>2010-05-22T00:00:00</dc:date>
              <text:p text:style-name="P1">robocode</text:p>
            </office:annotation>
            <text:p>10</text:p>
          </table:table-cell>
          <table:table-cell table:formula="of:=[.E12]+[.F12]+[.G12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100258</text:p>
          </table:table-cell>
          <table:table-cell table:style-name="ce4" office:value-type="string">
            <text:p>Mihkel Rämmel</text:p>
          </table:table-cell>
          <table:table-cell office:value-type="date" office:date-value="2010-05-25">
            <text:p>25.05.2010</text:p>
          </table:table-cell>
          <table:table-cell office:value-type="date" office:date-value="2010-05-21">
            <text:p>21.05.2010</text:p>
          </table:table-cell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3]+[.F13]+[.G1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55</text:p>
          </table:table-cell>
          <table:table-cell table:style-name="ce4" office:value-type="string">
            <text:p>Martin Taimre</text:p>
          </table:table-cell>
          <table:table-cell office:value-type="date" office:date-value="2010-05-25">
            <text:p>25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4]+[.F14]+[.G1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3052</text:p>
          </table:table-cell>
          <table:table-cell table:style-name="ce4" office:value-type="string">
            <text:p>Konstantin Vassin</text:p>
          </table:table-cell>
          <table:table-cell office:value-type="date" office:date-value="2010-05-25">
            <text:p>25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5]+[.F15]+[.G1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61</text:p>
          </table:table-cell>
          <table:table-cell table:style-name="ce4" office:value-type="string">
            <text:p>Stanislav Kuhtinski</text:p>
          </table:table-cell>
          <table:table-cell office:value-type="date" office:date-value="2010-05-25">
            <text:p>25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6]+[.F16]+[.G1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198</text:p>
          </table:table-cell>
          <table:table-cell table:style-name="ce4" office:value-type="string">
            <text:p>Dimitri Ardon</text:p>
          </table:table-cell>
          <table:table-cell office:value-type="date" office:date-value="2010-05-25">
            <text:p>25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7]+[.F17]+[.G1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60</text:p>
          </table:table-cell>
          <table:table-cell table:style-name="ce4" office:value-type="string">
            <text:p>Armin Riiet</text:p>
          </table:table-cell>
          <table:table-cell office:value-type="date" office:date-value="2010-05-25">
            <text:p>25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8]+[.F18]+[.G1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77</text:p>
          </table:table-cell>
          <table:table-cell table:style-name="ce4" office:value-type="string">
            <text:p>Artjom Kruglenkov</text:p>
          </table:table-cell>
          <table:table-cell office:value-type="date" office:date-value="2010-05-25">
            <text:p>25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337</text:p>
          </table:table-cell>
          <table:table-cell table:style-name="ce4" office:value-type="string">
            <text:p>Eszter Ozsvald</text:p>
          </table:table-cell>
          <table:table-cell office:value-type="date" office:date-value="2010-05-25">
            <text:p>25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0]+[.F20]+[.G2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53</text:p>
          </table:table-cell>
          <table:table-cell table:style-name="ce4" office:value-type="string">
            <text:p>Sven Neeme</text:p>
          </table:table-cell>
          <table:table-cell office:value-type="date" office:date-value="2010-05-25">
            <text:p>25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1]+[.F21]+[.G2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199</text:p>
          </table:table-cell>
          <table:table-cell office:value-type="string">
            <text:p>Dimitri Ardon</text:p>
          </table:table-cell>
          <table:table-cell office:value-type="date" office:date-value="2010-05-25">
            <text:p>25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2]+[.F22]+[.G2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228</text:p>
          </table:table-cell>
          <table:table-cell office:value-type="string">
            <text:p>Martin Treufeld</text:p>
          </table:table-cell>
          <table:table-cell office:value-type="date" office:date-value="2010-05-25">
            <text:p>25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/>
          <table:table-cell table:formula="of:=[.E23]+[.F23]+[.G2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66</text:p>
          </table:table-cell>
          <table:table-cell office:value-type="string">
            <text:p>Tarmo Visnapuu</text:p>
          </table:table-cell>
          <table:table-cell office:value-type="date" office:date-value="2010-05-25">
            <text:p>25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/>
          <table:table-cell table:formula="of:=[.E24]+[.F24]+[.G24]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float" office:value="961522">
            <text:p>961522</text:p>
          </table:table-cell>
          <table:table-cell table:style-name="ce5" office:value-type="string">
            <text:p>Siim Reinaas</text:p>
          </table:table-cell>
          <table:table-cell office:value-type="date" office:date-value="2010-05-25">
            <text:p>25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 office:value-type="float" office:value="10">
            <office:annotation draw:style-name="gr1" draw:text-style-name="P1" svg:width="2.899cm" svg:height="0.596cm" svg:x="17.345cm" svg:y="9.763cm" draw:caption-point-x="-0.61cm" draw:caption-point-y="1.511cm">
              <dc:date>2010-05-22T00:00:00</dc:date>
              <text:p text:style-name="P1">robocode</text:p>
            </office:annotation>
            <text:p>10</text:p>
          </table:table-cell>
          <table:table-cell table:formula="of:=[.E25]+[.F25]+[.G25]" office:value-type="float" office:value="10">
            <text:p>10</text:p>
          </table:table-cell>
          <table:table-cell/>
        </table:table-row>
        <table:table-row table:style-name="ro2">
          <table:table-cell table:style-name="Default" office:value-type="string">
            <text:p>xxxxxx</text:p>
          </table:table-cell>
          <table:table-cell office:value-type="string">
            <text:p>Deniss Savchenko</text:p>
          </table:table-cell>
          <table:table-cell office:value-type="date" office:date-value="2010-05-25">
            <text:p>25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 office:value-type="float" office:value="5">
            <office:annotation draw:style-name="gr1" draw:text-style-name="P1" svg:width="2.899cm" svg:height="0.596cm" svg:x="17.345cm" svg:y="10.213cm" draw:caption-point-x="-0.61cm" draw:caption-point-y="1.511cm">
              <dc:date>2010-05-22T00:00:00</dc:date>
              <text:p text:style-name="P1">robocode</text:p>
            </office:annotation>
            <text:p>5</text:p>
          </table:table-cell>
          <table:table-cell table:formula="of:=[.E26]+[.F26]+[.G26]" office:value-type="float" office:value="5">
            <text:p>5</text:p>
          </table:table-cell>
          <table:table-cell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3" table:default-cell-style-name="ce9"/>
        <table:table-column table:style-name="co3" table:number-columns-repeated="6" table:default-cell-style-name="Default"/>
        <table:table-column table:style-name="co3" table:default-cell-style-name="ce8"/>
        <table:table-column table:style-name="co3" table:number-columns-repeated="3" table:default-cell-style-name="Default"/>
        <table:table-row table:style-name="ro3">
          <table:table-cell table:style-name="ce6" office:value-type="string">
            <text:p>Code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Task complete %</text:p>
          </table:table-cell>
          <table:table-cell table:style-name="ce6" office:value-type="string">
            <text:p>Model</text:p>
          </table:table-cell>
          <table:table-cell table:style-name="ce6" office:value-type="string">
            <text:p>Design</text:p>
          </table:table-cell>
          <table:table-cell table:style-name="ce6" office:value-type="string">
            <text:p>Java API &amp; language</text:p>
          </table:table-cell>
          <table:table-cell table:style-name="ce6" office:value-type="string">
            <text:p>Error handling</text:p>
          </table:table-cell>
          <table:table-cell table:style-name="ce6" office:value-type="string">
            <text:p>Docs &amp; readability</text:p>
          </table:table-cell>
          <table:table-cell table:style-name="ce6" office:value-type="string">
            <text:p>Tests</text:p>
          </table:table-cell>
          <table:table-cell table:style-name="ce6" office:value-type="string">
            <text:p>Total</text:p>
          </table:table-cell>
          <table:table-cell table:style-name="ce10" table:number-columns-repeated="3"/>
        </table:table-row>
        <table:table-row table:style-name="ro2">
          <table:table-cell table:formula="of:=codes" office:value-type="string" office:string-value="073862">
            <text:p>073862</text:p>
          </table:table-cell>
          <table:table-cell table:formula="of:=names" office:value-type="string" office:string-value="Peeter Tomberg">
            <text:p>Peeter Tomberg</text:p>
          </table:table-cell>
          <table:table-cell/>
          <table:table-cell table:number-columns-repeated="6"/>
          <table:table-cell table:formula="of:=SUM([.D2:.I2])*5/6*[.C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3857">
            <text:p>073857</text:p>
          </table:table-cell>
          <table:table-cell table:formula="of:=names" office:value-type="string" office:string-value="Joonas Vali">
            <text:p>Joonas Vali</text:p>
          </table:table-cell>
          <table:table-cell/>
          <table:table-cell table:number-columns-repeated="6"/>
          <table:table-cell table:formula="of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9">
            <text:p>092859</text:p>
          </table:table-cell>
          <table:table-cell table:formula="of:=names" office:value-type="string" office:string-value="Konstantin Shibin">
            <text:p>Konstantin Shibin</text:p>
          </table:table-cell>
          <table:table-cell/>
          <table:table-cell table:number-columns-repeated="6"/>
          <table:table-cell table:formula="of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5">
            <text:p>092875</text:p>
          </table:table-cell>
          <table:table-cell table:formula="of:=names" office:value-type="string" office:string-value="Mihhail Arhipov">
            <text:p>Mihhail Arhipov</text:p>
          </table:table-cell>
          <table:table-cell/>
          <table:table-cell table:number-columns-repeated="6"/>
          <table:table-cell table:formula="of:=SUM([.D5:.I5])*5/6*[.C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20">
            <text:p>050720</text:p>
          </table:table-cell>
          <table:table-cell table:formula="of:=names" office:value-type="string" office:string-value="Marek Pärnaste">
            <text:p>Marek Pärnaste</text:p>
          </table:table-cell>
          <table:table-cell/>
          <table:table-cell table:number-columns-repeated="6"/>
          <table:table-cell table:formula="of:=SUM([.D6:.I6])*5/6*[.C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3639">
            <text:p>073639</text:p>
          </table:table-cell>
          <table:table-cell table:formula="of:=names" office:value-type="string" office:string-value="Kirill Strelkov">
            <text:p>Kirill Strelkov</text:p>
          </table:table-cell>
          <table:table-cell/>
          <table:table-cell table:number-columns-repeated="6"/>
          <table:table-cell table:formula="of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1">
            <text:p>092851</text:p>
          </table:table-cell>
          <table:table-cell table:formula="of:=names" office:value-type="string" office:string-value="Lauri Kirikal">
            <text:p>Lauri Kirikal</text:p>
          </table:table-cell>
          <table:table-cell/>
          <table:table-cell table:number-columns-repeated="6"/>
          <table:table-cell table:formula="of:=SUM([.D8:.I8])*5/6*[.C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8">
            <text:p>092858</text:p>
          </table:table-cell>
          <table:table-cell table:formula="of:=names" office:value-type="string" office:string-value="Dmitri Derkats">
            <text:p>Dmitri Derkats</text:p>
          </table:table-cell>
          <table:table-cell/>
          <table:table-cell table:number-columns-repeated="6"/>
          <table:table-cell table:formula="of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4">
            <text:p>092874</text:p>
          </table:table-cell>
          <table:table-cell table:formula="of:=names" office:value-type="string" office:string-value="Aleksandr Gladki">
            <text:p>Aleksandr Gladki</text:p>
          </table:table-cell>
          <table:table-cell/>
          <table:table-cell table:number-columns-repeated="6"/>
          <table:table-cell table:formula="of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31">
            <text:p>050731</text:p>
          </table:table-cell>
          <table:table-cell table:formula="of:=names" office:value-type="string" office:string-value="Raigo Tingas">
            <text:p>Raigo Tingas</text:p>
          </table:table-cell>
          <table:table-cell/>
          <table:table-cell table:number-columns-repeated="6"/>
          <table:table-cell table:formula="of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24">
            <text:p>050724</text:p>
          </table:table-cell>
          <table:table-cell table:formula="of:=names" office:value-type="string" office:string-value="Siim Somelar">
            <text:p>Siim Somelar</text:p>
          </table:table-cell>
          <table:table-cell/>
          <table:table-cell table:number-columns-repeated="6"/>
          <table:table-cell table:formula="of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258">
            <text:p>100258</text:p>
          </table:table-cell>
          <table:table-cell table:formula="of:=names" office:value-type="string" office:string-value="Mihkel Rämmel">
            <text:p>Mihkel Rämmel</text:p>
          </table:table-cell>
          <table:table-cell/>
          <table:table-cell>
            <office:annotation draw:style-name="gr1" draw:text-style-name="P1" svg:width="2.899cm" svg:height="0.596cm" svg:x="10.597cm" svg:y="4.313cm" draw:caption-point-x="-0.61cm" draw:caption-point-y="1.511cm">
              <dc:date>2010-05-22T00:00:00</dc:date>
              <text:p text:style-name="P1">Public fields</text:p>
            </office:annotation>
          </table:table-cell>
          <table:table-cell/>
          <table:table-cell>
            <office:annotation draw:style-name="gr2" draw:text-style-name="P1" svg:width="5.776cm" svg:height="0.988cm" svg:x="15.113cm" svg:y="4.313cm" draw:caption-point-x="-0.61cm" draw:caption-point-y="1.511cm">
              <dc:date>2010-05-22T00:00:00</dc:date>
              <text:p text:style-name="P1">Constructor: name=namea</text:p>
            </office:annotation>
          </table:table-cell>
          <table:table-cell table:number-columns-repeated="2"/>
          <table:table-cell>
            <office:annotation draw:style-name="gr1" draw:text-style-name="P1" svg:width="2.899cm" svg:height="0.991cm" svg:x="21.887cm" svg:y="4.313cm" draw:caption-point-x="-0.61cm" draw:caption-point-y="1.511cm">
              <dc:date>2010-05-22T00:00:00</dc:date>
              <text:p text:style-name="P1">Tests don't compile</text:p>
            </office:annotation>
          </table:table-cell>
          <table:table-cell table:formula="of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5">
            <text:p>092855</text:p>
          </table:table-cell>
          <table:table-cell table:formula="of:=names" office:value-type="string" office:string-value="Martin Taimre">
            <text:p>Martin Taimre</text:p>
          </table:table-cell>
          <table:table-cell/>
          <table:table-cell table:number-columns-repeated="6"/>
          <table:table-cell table:formula="of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3052">
            <text:p>093052</text:p>
          </table:table-cell>
          <table:table-cell table:formula="of:=names" office:value-type="string" office:string-value="Konstantin Vassin">
            <text:p>Konstantin Vassin</text:p>
          </table:table-cell>
          <table:table-cell/>
          <table:table-cell table:number-columns-repeated="6"/>
          <table:table-cell table:formula="of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1">
            <text:p>092861</text:p>
          </table:table-cell>
          <table:table-cell table:formula="of:=names" office:value-type="string" office:string-value="Stanislav Kuhtinski">
            <text:p>Stanislav Kuhtinski</text:p>
          </table:table-cell>
          <table:table-cell/>
          <table:table-cell table:number-columns-repeated="6"/>
          <table:table-cell table:formula="of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198">
            <text:p>100198</text:p>
          </table:table-cell>
          <table:table-cell table:formula="of:=names" office:value-type="string" office:string-value="Dimitri Ardon">
            <text:p>Dimitri Ardon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0">
            <text:p>092860</text:p>
          </table:table-cell>
          <table:table-cell table:formula="of:=names" office:value-type="string" office:string-value="Armin Riiet">
            <text:p>Armin Riiet</text:p>
          </table:table-cell>
          <table:table-cell/>
          <table:table-cell table:number-columns-repeated="6"/>
          <table:table-cell table:formula="of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7">
            <text:p>092877</text:p>
          </table:table-cell>
          <table:table-cell table:formula="of:=names" office:value-type="string" office:string-value="Artjom Kruglenkov">
            <text:p>Artjom Kruglenkov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337">
            <text:p>100337</text:p>
          </table:table-cell>
          <table:table-cell table:formula="of:=names" office:value-type="string" office:string-value="Eszter Ozsvald">
            <text:p>Eszter Ozsvald</text:p>
          </table:table-cell>
          <table:table-cell/>
          <table:table-cell table:number-columns-repeated="6"/>
          <table:table-cell table:formula="of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3">
            <text:p>092853</text:p>
          </table:table-cell>
          <table:table-cell table:formula="of:=names" office:value-type="string" office:string-value="Sven Neeme">
            <text:p>Sven Neeme</text:p>
          </table:table-cell>
          <table:table-cell/>
          <table:table-cell table:number-columns-repeated="6"/>
          <table:table-cell table:formula="of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199">
            <text:p>100199</text:p>
          </table:table-cell>
          <table:table-cell table:formula="of:=names" office:value-type="string" office:string-value="Dimitri Ardon">
            <text:p>Dimitri Ardon</text:p>
          </table:table-cell>
          <table:table-cell/>
          <table:table-cell table:number-columns-repeated="6"/>
          <table:table-cell table:formula="of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228">
            <text:p>100228</text:p>
          </table:table-cell>
          <table:table-cell table:formula="of:=names" office:value-type="string" office:string-value="Martin Treufeld">
            <text:p>Martin Treufeld</text:p>
          </table:table-cell>
          <table:table-cell/>
          <table:table-cell table:number-columns-repeated="6"/>
          <table:table-cell table:formula="of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6">
            <text:p>092866</text:p>
          </table:table-cell>
          <table:table-cell table:formula="of:=names" office:value-type="string" office:string-value="Tarmo Visnapuu">
            <text:p>Tarmo Visnapuu</text:p>
          </table:table-cell>
          <table:table-cell/>
          <table:table-cell table:number-columns-repeated="6"/>
          <table:table-cell table:formula="of:=SUM([.D24:.I24])*5/6*[.C24]" office:value-type="float" office:value="0">
            <text:p>0</text:p>
          </table:table-cell>
          <table:table-cell table:number-columns-repeated="3"/>
        </table:table-row>
        <table:table-row table:style-name="ro2" table:number-rows-repeated="2">
          <table:table-cell table:number-columns-repeated="13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38" table:cell-range-address="$Totals.$A$2:.$A$24"/>
        <table:named-range table:name="names" table:base-cell-address="$Totals.$B$38" table:cell-range-address="$Totals.$B$2:.$B$24"/>
        <table:named-range table:name="homework_totals" table:base-cell-address="$Homework.$J$38" table:cell-range-address="$Homework.$J$2:.$J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2">22/05/2010</text:date>, <text:time>23:5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Anton</meta:initial-creator>
    <meta:creation-date>2007-05-27T21:27:51</meta:creation-date>
    <dc:date>2010-05-22T23:51:37</dc:date>
    <dc:language>en-US</dc:language>
    <meta:editing-cycles>177</meta:editing-cycles>
    <meta:editing-duration>PT155H44M30S</meta:editing-duration>
    <dc:creator>Anton Keks</dc:creator>
    <meta:document-statistic meta:table-count="2" meta:cell-count="294" meta:object-count="0"/>
    <meta:user-defined meta:name="Info 1"/>
    <meta:user-defined meta:name="Info 2"/>
    <meta:user-defined meta:name="Info 3"/>
    <meta:user-defined meta:name="Info 4"/>
  </office:meta>
</office:document-meta>
</file>